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2000000DF4CB9B7D1B563BD5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P4"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5" style:family="paragraph" style:parent-style-name="Footer">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font-name="Liberation Sans" fo:font-size="12pt" style:font-size-asian="12pt" style:font-size-complex="12pt"/>
    </style:style>
    <style:style style:name="P8" style:family="paragraph" style:parent-style-name="Text_20_body">
      <style:paragraph-properties fo:line-height="150%" fo:text-align="justify" style:justify-single-word="false"/>
      <style:text-properties fo:color="#000000" style:font-name="Liberation Sans"/>
    </style:style>
    <style:style style:name="P9"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10" style:family="paragraph" style:parent-style-name="Text_20_body">
      <style:paragraph-properties fo:line-height="150%" fo:text-align="justify" style:justify-single-word="false"/>
      <style:text-properties fo:color="#000000" style:font-name="Liberation Sans" fo:font-weight="bold" officeooo:paragraph-rsid="00200244" style:font-weight-asian="bold" style:font-weight-complex="bold"/>
    </style:style>
    <style:style style:name="P11"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2"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1cb22d"/>
    </style:style>
    <style:style style:name="P13"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00244"/>
    </style:style>
    <style:style style:name="P14"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20789"/>
    </style:style>
    <style:style style:name="P15"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P16"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17"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032c1"/>
    </style:style>
    <style:style style:name="P18"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T1" style:family="text">
      <style:text-properties officeooo:rsid="003a3f29"/>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size="9pt" fo:language="es" fo:country="ES" style:font-size-asian="9pt" style:font-size-complex="9pt"/>
    </style:style>
    <style:style style:name="T8" style:family="text">
      <style:text-properties fo:font-size="9pt" fo:language="es" fo:country="ES" fo:font-weight="bold" style:font-size-asian="9pt" style:font-weight-asian="bold" style:font-size-complex="9pt" style:font-weight-complex="bold"/>
    </style:style>
    <style:style style:name="T9" style:family="text">
      <style:text-properties fo:color="#4c4c4c" fo:font-size="9pt" fo:font-weight="normal" style:font-size-asian="9pt" style:font-weight-asian="normal" style:font-size-complex="9pt" style:font-weight-complex="normal"/>
    </style:style>
    <style:style style:name="T10" style:family="text">
      <style:text-properties fo:color="#4c4c4c" fo:font-size="9pt" fo:language="es" fo:country="ES" fo:font-weight="normal" style:font-size-asian="9pt" style:font-weight-asian="normal" style:font-size-complex="9pt" style:font-weight-complex="normal"/>
    </style:style>
    <style:style style:name="T11" style:family="text">
      <style:text-properties fo:color="#4c4c4c" fo:font-size="9pt" fo:font-weight="bold" style:font-size-asian="9pt" style:font-weight-asian="bold" style:font-size-complex="9pt" style:font-weight-complex="bold"/>
    </style:style>
    <style:style style:name="T12" style:family="text">
      <style:text-properties fo:color="#000080" fo:font-size="9pt" fo:font-weight="bold" style:font-size-asian="9pt" style:font-weight-asian="bold" style:font-size-complex="9pt"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507c3" style:font-weight-asian="normal" style:font-weight-complex="normal"/>
    </style:style>
    <style:style style:name="T15" style:family="text">
      <style:text-properties fo:font-weight="normal" officeooo:rsid="0025ee01" style:font-weight-asian="normal" style:font-weight-complex="normal"/>
    </style:style>
    <style:style style:name="T16" style:family="text">
      <style:text-properties fo:font-weight="normal" officeooo:rsid="00275312" style:font-weight-asian="normal" style:font-weight-complex="normal"/>
    </style:style>
    <style:style style:name="T17" style:family="text">
      <style:text-properties fo:font-size="12pt" style:font-size-asian="12pt" style:font-size-complex="12pt"/>
    </style:style>
    <style:style style:name="T18" style:family="text">
      <style:text-properties officeooo:rsid="001cb22d"/>
    </style:style>
    <style:style style:name="T19" style:family="text">
      <style:text-properties officeooo:rsid="002207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7"><text:tab/>Impartir una capacitació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7"><text:tab/>Al finalizar este capacitación, los asistentes estarán en capacidad de:</text:p>
      <text:list xml:id="list8478976028820029469" text:style-name="L1">
        <text:list-item>
          <text:p text:style-name="P16">Comprender las características y filosofía de trabajo del lenguaje Python.</text:p>
        </text:list-item>
        <text:list-item>
          <text:p text:style-name="P16">Hacer introspección del lenguaje con la herramienta IPython.</text:p>
        </text:list-item>
        <text:list-item>
          <text:p text:style-name="P16">Comprender las estructuras de datos tales como: tipos primitivos (variables numéricas, cadenas de texto), tipos compuestos (listas, tuplas, diccionarios).</text:p>
        </text:list-item>
        <text:list-item>
          <text:p text:style-name="P16">Comprender las sintaxis de bloques, estructuras de control, estructuras condicionales.</text:p>
        </text:list-item>
        <text:list-item>
          <text:p text:style-name="P16">Comprender el funcionamiento de funciones y el paradigma de programación estructurada.</text:p>
        </text:list-item>
        <text:list-item>
          <text:p text:style-name="P15">Introspección a la depuración del lenguaje con la herramienta pdb.</text:p>
        </text:list-item>
        <text:list-item>
          <text:p text:style-name="P17">Operaciones de entrada/salida y manipulación de archivos.</text:p>
        </text:list-item>
        <text:list-item>
          <text:p text:style-name="P16">Organizar su código en módulos Python, paquetes Egg e implementación de estos en sus propios desarrollos.</text:p>
        </text:list-item>
        <text:list-item>
          <text:p text:style-name="P16"><text:soft-page-break/>Comprender el manejos de errores y el paradigma de programación orientada a objetos.</text:p>
        </text:list-item>
        <text:list-item>
          <text:p text:style-name="P18">Usar decoradores y módulos adicionales de la biblioteca estándar.</text:p>
        </text:list-item>
      </text:list>
      <text:p text:style-name="P8"><text:tab/>Para la implementación y gestión efectiva de las tecnologías objeto en esta capacitación, se requiere una profundización mayor en estos temas, lo cual es conseguido por la laboriosidad que desplieguen los interesados y facilitado notablemente por los “capacitaciones completas de Python” que ofrece Covantec.</text:p>
      <text:h text:style-name="Heading_20_1" text:outline-level="1"><text:s/>Contenido del capacitación </text:h>
      <text:p text:style-name="P8"><text:tab/>A continuación la descripción detallada de cada módulo del capacitación:</text:p>
      <text:p text:style-name="P9">Módulo 1: Introducción al lenguaje Python.</text:p>
      <text:p text:style-name="P11"><text:span text:style-name="T2">Descripción:</text:span> Sensibilizar sobre la filosofía del lenguaje, su historia y evolución, casos de éxitos.</text:p>
      <text:p text:style-name="P14"><text:span text:style-name="T2">Práctica: </text:span>Exponer <text:span text:style-name="T19">la </text:span>fundamentación sobre Python, comentar sobre usos e implementaciones exitosas a nivel <text:span text:style-name="T19">regional, nivel nacional y</text:span> nivel <text:span text:style-name="T19">mundial</text:span>.</text:p>
      <text:p text:style-name="P9">Módulo 2: Introspección del lenguaje como IPython.</text:p>
      <text:p text:style-name="P11"><text:span text:style-name="T2">Descripción:</text:span> Conocer las capacidades de introspección que ofrece el lenguaje.</text:p>
      <text:p text:style-name="P11"><text:span text:style-name="T2">Práctica:</text:span> Acceder al interprete Python y demostrar como acceder a la documentación propia disponible, analizar las estructuras de métodos, clases y demás elementos disponibles del lenguaje. Instalar IPython y conocer sus ventajas.</text:p>
      <text:p text:style-name="P11"/>
      <text:p text:style-name="P9"><text:soft-page-break/>Módulo 3: Estructuras de datos. </text:p>
      <text:p text:style-name="P11"><text:span text:style-name="T2">Descripción: </text:span>Comprender la creación y asignación de tipos primitivos (variables numéricas, cadenas de texto y sus operaciones, tipos compuestos (listas, tuplas, diccionarios).</text:p>
      <text:p text:style-name="P11"><text:span text:style-name="T2">Práctica:</text:span> Ejemplos de creación y asignación de variables numéricas, cadenas de texto, listas, tuplas, diccionarios y explorar el resultado desde el interprete Python.</text:p>
      <text:p text:style-name="P9">Módulo 4: Bloques de código y estructuras de control.</text:p>
      <text:p text:style-name="P12"><text:span text:style-name="T2">Descripción: </text:span>Comprender las estructuras de control como <text:span text:style-name="T18">i</text:span>f (elif, else), <text:span text:style-name="T18">f</text:span>or, <text:span text:style-name="T18">w</text:span>hile (break, continue, pass) y la función range.</text:p>
      <text:p text:style-name="P11"><text:span text:style-name="T2">Práctica:</text:span> Ejemplos de creación a estructuras condicionales, repetitivas y funciones propias y explorar el resultado desde el interprete Python.</text:p>
      <text:p text:style-name="P9">Módulo 5: Funciones y programación estructurada. </text:p>
      <text:p text:style-name="P11"><text:span text:style-name="T2">Descripción: </text:span><text:span text:style-name="T13">Comprender el funcionamiento de las funciones y el paradigma de programación estructurada.</text:span></text:p>
      <text:p text:style-name="P11"><text:span text:style-name="T2">Práctica: </text:span><text:span text:style-name="T13">Ejemplos de creación e uso de funciones, programar estructurado y explorar el resultado desde el interprete Python.</text:span></text:p>
      <text:p text:style-name="P9">Módulo 6: Introspección a la depuración con pdb.</text:p>
      <text:p text:style-name="P11"><text:span text:style-name="T2">Descripción: </text:span>Conocer las capacidades de depuración que ofrece el lenguaje. </text:p>
      <text:p text:style-name="P11"><text:span text:style-name="T2">Práctica:</text:span><text:span text:style-name="T13"> Ejemplo de uso de la herramienta pdb y explorar el resultado en un m</text:span><text:span text:style-name="T14">ó</text:span><text:span text:style-name="T13">dulo.</text:span></text:p>
      <text:p text:style-name="P9">Módulo 7: Operaciones de entrada/salida y manipulación de archivos. </text:p>
      <text:p text:style-name="P11"><text:soft-page-break/><text:span text:style-name="T2">Descripción: </text:span><text:span text:style-name="T13">Comprender la m</text:span>anipulación de archivos.</text:p>
      <text:p text:style-name="P11"><text:span text:style-name="T2">Práctica:</text:span> <text:span text:style-name="T13">Ejemplo de creación</text:span>, apertura, lectura, escritura archivos <text:span text:style-name="T13">y explorar el resultado en un m</text:span><text:span text:style-name="T15">ó</text:span><text:span text:style-name="T13">dulo.</text:span></text:p>
      <text:p text:style-name="P10">Módulo 8: Creación de módulos y paquetes Egg Python.</text:p>
      <text:p text:style-name="P13"><text:span text:style-name="T2">Descripción: </text:span><text:span text:style-name="T13">Comprender la creación de módulos y paquetes Egg Python e implementación de estos en sus propios desarrollos.</text:span></text:p>
      <text:p text:style-name="P13"><text:span text:style-name="T2">Práctica:</text:span> <text:span text:style-name="T13">Ejemplo de creación de módulos y paquetes Egg Python organizando su código en estas estructuras de programas y explorar el resultado en un m</text:span><text:span text:style-name="T16">ó</text:span><text:span text:style-name="T13">dulo y paquete en el sistema de archivos.</text:span></text:p>
      <text:p text:style-name="P9">Módulo 9: Manejos de errores y programación orientada a objetos.</text:p>
      <text:p text:style-name="P11"><text:span text:style-name="T2">Descripción: </text:span>Comprender el manejos de errores (<text:span text:style-name="T18">t</text:span>ry, except, else, finally, y raise) y el paradigma de programación orientada a objetos (clases, herencia simple y múltiple, sobrecarga de métodos).</text:p>
      <text:p text:style-name="P11"><text:span text:style-name="T2">Práctica: </text:span><text:span text:style-name="T13">Ejemplo de creación de clases, atributos, sus comportamientos, manipulación de errores en Python y explorar el resultado en un paquete Egg en el sistema de archivos.</text:span></text:p>
      <text:p text:style-name="P9">Módulo 10: <text:span text:style-name="T17">Uso de decoradores y módulos de la biblioteca estándar</text:span>.</text:p>
      <text:p text:style-name="P11"><text:span text:style-name="T2">Descripción: </text:span>Comprender el uso de decoradores y los diversos módulos adicionales de la biblioteca estándar de Python.</text:p>
      <text:p text:style-name="P11"><text:span text:style-name="T2">Práctica: </text:span><text:span text:style-name="T13">Ejemplo de uso de decoradores y módulos adicionales útiles de la biblioteca estándar explorando el resultado en un paquete Egg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style:style>
    <style:style style:name="MP5" style:family="paragraph" style:parent-style-name="Standard">
      <style:paragraph-properties fo:text-align="center" style:justify-single-word="false"/>
      <style:text-properties style:font-name="Liberation Sans"/>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3a3f29"/>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font-weight="normal" style:font-size-asian="9pt" style:font-weight-asian="normal" style:font-size-complex="9pt" style:font-weight-complex="normal"/>
    </style:style>
    <style:style style:name="MT9" style:family="text">
      <style:text-properties fo:color="#4c4c4c" fo:font-size="9pt" fo:language="es" fo:country="ES" fo:font-weight="normal" style:font-size-asian="9pt" style:font-weight-asian="normal" style:font-size-complex="9pt" style:font-weight-complex="normal"/>
    </style:style>
    <style:style style:name="MT10" style:family="text">
      <style:text-properties fo:color="#4c4c4c" fo:font-size="9pt" fo:font-weight="bold" style:font-size-asian="9pt" style:font-weight-asian="bold" style:font-size-complex="9pt" style:font-weight-complex="bold"/>
    </style:style>
    <style:style style:name="MT11" style:family="text">
      <style:text-properties fo:color="#000080" fo:font-size="9pt" fo:font-weight="bold"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4CB9B7D1B563BD5D.jpg" xlink:type="simple" xlink:show="embed" xlink:actuate="onLoad"/></draw:frame></text:p>
            </table:table-cell>
            <table:table-cell table:style-name="Tabla1.A1" office:value-type="string">
              <text:p text:style-name="MP1"/>
              <text:p text:style-name="MP2"><text:span text:style-name="MT1">Capacitación en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58-262-879.18.80 / +58-426-771</text:span><text:span text:style-name="MT8">.35.73 / </text:span><text:span text:style-name="MT9">+58-414-979</text:span><text:span text:style-name="MT8">.80.83 / </text:span><text:span text:style-name="MT9">+58-412-65</text:span><text:span text:style-name="MT8">7.96.83</text:span></text:p>
              <text:p text:style-name="MP5"><text:span text:style-name="MT10">Correo electrónico: </text:span><text:a xlink:type="simple" xlink:href="mailto:covantec.ve@gmail.com" office:target-frame-name="_blank" xlink:show="new" text:style-name="Internet_20_link" text:visited-style-name="Visited_20_Internet_20_Link"><text:span text:style-name="MT11">covantec.ve@gmail.com</text:span></text:a><text:span text:style-name="MT10"> </text:span></text:p>
            </table:table-cell>
            <table:table-cell table:style-name="Tabla2.A1" office:value-type="string">
              <text:p text:style-name="MP6"><text:page-number text:select-page="current">4</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6DT2H55M46S</meta:editing-duration>
    <meta:editing-cycles>497</meta:editing-cycles>
    <meta:generator>LibreOffice/5.2.7.2$Linux_X86_64 LibreOffice_project/20m0$Build-2</meta:generator>
    <meta:initial-creator>cenditelportatil </meta:initial-creator>
    <dc:date>2018-10-14T21:25:14.811839480</dc:date>
    <meta:document-statistic meta:table-count="2" meta:image-count="1" meta:object-count="0" meta:page-count="4" meta:paragraph-count="52" meta:word-count="751" meta:character-count="5272" meta:non-whitespace-character-count="4571"/>
  </office:meta>
</office:document-meta>
</file>